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0.9167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132996"/>
    </style:style>
    <style:style style:name="P7" style:family="paragraph" style:parent-style-name="Standard">
      <style:text-properties officeooo:paragraph-rsid="0017c462"/>
    </style:style>
    <style:style style:name="P8" style:family="paragraph" style:parent-style-name="Table_20_Contents">
      <style:text-properties officeooo:paragraph-rsid="00132996"/>
    </style:style>
    <style:style style:name="P9" style:family="paragraph" style:parent-style-name="Table_20_Contents">
      <style:text-properties officeooo:paragraph-rsid="0017c462"/>
    </style:style>
    <style:style style:name="P10" style:family="paragraph" style:parent-style-name="Table_20_Contents">
      <style:text-properties officeooo:paragraph-rsid="00197ad5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0d11a5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fo:font-size="12pt" officeooo:rsid="0010e180" style:font-size-asian="12pt" style:font-size-complex="12pt"/>
    </style:style>
    <style:style style:name="T8" style:family="text">
      <style:text-properties fo:font-size="12pt" officeooo:rsid="0014e099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officeooo:rsid="0017c462"/>
    </style:style>
    <style:style style:name="T11" style:family="text">
      <style:text-properties officeooo:rsid="00197ad5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8">3</text:span></text:span><text:span text:style-name="Strong_20_Emphasis"><text:span text:style-name="T7">.</text:span></text:span><text:span text:style-name="Strong_20_Emphasis"><text:span text:style-name="T8">1</text:span></text:span><text:span text:style-name="Strong_20_Emphasis"><text:span text:style-name="T4"> <text:s/></text:span></text:span><text:span text:style-name="Strong_20_Emphasis"><text:span text:style-name="T8">Normal Science vs. Wicked </text:span></text:span><text:span text:style-name="Strong_20_Emphasis"><text:span text:style-name="T6"><text:s/>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 table:number-columns-repeated="2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Table_20_Heading">5 Points (Excellent)<text:bookmark text:name="4_points_(good)"/></text:p>
                  </table:table-cell>
                  <table:table-cell table:style-name="Table1.A1" office:value-type="string">
                    <text:p text:style-name="Table_20_Heading">4 Points (Good)<text:bookmark text:name="3_points_(satisfactory)"/></text:p>
                  </table:table-cell>
                  <table:table-cell table:style-name="Table1.A1" office:value-type="string">
                    <text:p text:style-name="Table_20_Heading">3 Points (Satisfactory)<text:bookmark text:name="2_points_(needs_improvement)"/></text:p>
                  </table:table-cell>
                  <table:table-cell table:style-name="Table1.A1" office:value-type="string">
                    <text:p text:style-name="Table_20_Heading">2 Points (Needs Improvement)<text:bookmark text:name="1_point_(unsatisfactory)"/></text:p>
                  </table:table-cell>
                  <table:table-cell table:style-name="Table1.A1" office:value-type="string">
                    <text:p text:style-name="Table_20_Heading">1 Point (Unsatisfactory)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Comparative Analysis </text:span><text:span text:style-name="Strong_20_Emphasis"><text:span text:style-name="T11">and</text:span></text:span></text:p>
                  <text:p text:style-name="P10"><text:span text:style-name="Strong_20_Emphasis"><text:span text:style-name="T10">Content Comprehension </text:span></text:span><text:span text:style-name="Strong_20_Emphasis">Normal Science </text:span><text:span text:style-name="Strong_20_Emphasis"><text:span text:style-name="T10">and Wicked Problems</text:span></text:span></text:p>
                </table:table-cell>
                <table:table-cell table:style-name="Table1.A1" office:value-type="string">
                  <text:p text:style-name="Table_20_Contents">Exceptional critical comparison demonstrating deep insights into differences and interconnections</text:p>
                  <text:p text:style-name="Table_20_Contents"/>
                  <text:p text:style-name="P10">Demonstrates profound understanding of Kuhn's concept<text:span text:style-name="T10">s</text:span>, <text:span text:style-name="T10">and c</text:span>omprehensive exploration of wicked problems <text:span text:style-name="T10">as</text:span> complex interdisciplinary challenges </text:p>
                </table:table-cell>
                <table:table-cell table:style-name="Table1.A1" office:value-type="string">
                  <text:p text:style-name="Table_20_Contents">Strong comparative analysis with clear distinctions</text:p>
                </table:table-cell>
                <table:table-cell table:style-name="Table1.A1" office:value-type="string">
                  <text:p text:style-name="Table_20_Contents">Satisfactory comparison with some relevant points</text:p>
                </table:table-cell>
                <table:table-cell table:style-name="Table1.A1" office:value-type="string">
                  <text:p text:style-name="Table_20_Contents">Weak comparison with limited critical thinking</text:p>
                </table:table-cell>
                <table:table-cell table:style-name="Table1.A1" office:value-type="string">
                  <text:p text:style-name="Table_20_Contents">No meaningful comparison between concepts</text:p>
                </table:table-cell>
              </table:table-row>
              <table:table-row>
                <table:table-cell table:style-name="Table1.A1" office:value-type="string">
                  <text:p text:style-name="P6"><text:span text:style-name="Strong_20_Emphasis"><text:span text:style-name="T9">Writing Quality and</text:span></text:span></text:p>
                  <text:p text:style-name="P6"><text:span text:style-name="Strong_20_Emphasis"><text:span text:style-name="T9">Organization</text:span></text:span></text:p>
                </table:table-cell>
                <table:table-cell table:style-name="Table1.A1" office:value-type="string">
                  <text:p text:style-name="Table_20_Contents">Flawless Spanish grammar, complex sentence structures preserved</text:p>
                </table:table-cell>
                <table:table-cell table:style-name="Table1.A1" office:value-type="string">
                  <text:p text:style-name="Table_20_Contents">Minor grammatical errors, overall coherent structure</text:p>
                </table:table-cell>
                <table:table-cell table:style-name="Table1.A1" office:value-type="string">
                  <text:p text:style-name="Table_20_Contents">Moderate grammatical inconsistencies</text:p>
                </table:table-cell>
                <table:table-cell table:style-name="Table1.A1" office:value-type="string">
                  <text:p text:style-name="Table_20_Contents">Significant grammatical mistakes</text:p>
                </table:table-cell>
                <table:table-cell table:style-name="Table1.A1" office:value-type="string">
                  <text:p text:style-name="Table_20_Contents">Grammatically incomprehensible translation</text:p>
                </table:table-cell>
              </table:table-row>
              <table:table-row>
                <table:table-cell table:style-name="Table1.A1" office:value-type="string">
                  <text:p text:style-name="P6"><text:span text:style-name="Strong_20_Emphasis"><text:span text:style-name="T9">Translational</text:span></text:span></text:p>
                  <text:p text:style-name="P6"><text:span text:style-name="Strong_20_Emphasis"><text:span text:style-name="T9">Accuracy</text:span></text:span></text:p>
                </table:table-cell>
                <table:table-cell table:style-name="Table1.A1" office:value-type="string">
                  <text:p text:style-name="Table_20_Contents">Precise translation maintaining exact meaning, nuanced terminology, and academic tone</text:p>
                </table:table-cell>
                <table:table-cell table:style-name="Table1.A1" office:value-type="string">
                  <text:p text:style-name="Table_20_Contents">Nearly perfect translation with minimal semantic deviations</text:p>
                </table:table-cell>
                <table:table-cell table:style-name="Table1.A1" office:value-type="string">
                  <text:p text:style-name="Table_20_Contents">Mostly accurate translation with some minor linguistic imp<text:span text:style-name="T11">erfections</text:span></text:p>
                </table:table-cell>
                <table:table-cell table:style-name="Table1.A1" office:value-type="string">
                  <text:p text:style-name="Table_20_Contents"/>
                  <text:p text:style-name="Table_20_Contents">Significant translation errors affecting comprehensi<text:span text:style-name="T11">on</text:span></text:p>
                  <text:p text:style-name="Table_20_Contents"/>
                  <text:p text:style-name="Table_20_Contents"/>
                </table:table-cell>
                <table:table-cell table:style-name="Table1.A1" office:value-type="string">
                  <text:p text:style-name="Table_20_Contents"/>
                  <text:p text:style-name="Table_20_Contents">Inaccurate translation lacking fundamental meaning</text:p>
                  <text:p text:style-name="Table_20_Contents"/>
                  <text:p text:style-name="Table_20_Contents"/>
                  <text:p text:style-name="Table_20_Contents"/>
                </table:table-cell>
              </table:table-row>
              <text:soft-page-break/>
              <table:table-row>
                <table:table-cell table:style-name="Table1.A5" office:value-type="string">
                  <text:p text:style-name="Table_20_Contents"><text:span text:style-name="Strong_20_Emphasis">Presentation and Formatting</text:span></text:p>
                </table:table-cell>
                <table:table-cell table:style-name="Table1.A5" office:value-type="string">
                  <text:p text:style-name="Table_20_Contents">Perfectly formatted, meets all requirements; visually professional</text:p>
                </table:table-cell>
                <table:table-cell table:style-name="Table1.A5" office:value-type="string">
                  <text:p text:style-name="Table_20_Contents">Meets most formatting requirements with minor deviations</text:p>
                </table:table-cell>
                <table:table-cell table:style-name="Table1.A5" office:value-type="string">
                  <text:p text:style-name="Table_20_Contents">Partially meets formatting guidelines</text:p>
                </table:table-cell>
                <table:table-cell table:style-name="Table1.A5" office:value-type="string">
                  <text:p text:style-name="Table_20_Contents">Significant formatting issues</text:p>
                </table:table-cell>
                <table:table-cell table:style-name="Table1.A5" office:value-type="string">
                  <text:p text:style-name="Table_20_Contents">Does not meet basic formatting requirements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Reference Quality</text:span></text:p>
                </table:table-cell>
                <table:table-cell table:style-name="Table1.A1" office:value-type="string">
                  <text:p text:style-name="Table_20_Contents">More than 3 credible, scholarly sources properly cited</text:p>
                </table:table-cell>
                <table:table-cell table:style-name="Table1.A1" office:value-type="string">
                  <text:p text:style-name="Table_20_Contents">3 credible sources with minor citation issues</text:p>
                </table:table-cell>
                <table:table-cell table:style-name="Table1.A1" office:value-type="string">
                  <text:p text:style-name="Table_20_Contents">3 sources with some credibility concerns</text:p>
                </table:table-cell>
                <table:table-cell table:style-name="Table1.A1" office:value-type="string">
                  <text:p text:style-name="Table_20_Contents">Fewer than 3 sources or questionable references</text:p>
                </table:table-cell>
                <table:table-cell table:style-name="Table1.A1" office:value-type="string">
                  <text:p text:style-name="Table_20_Contents">No credible references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>A</text:span><text:span text:style-name="Strong_20_Emphasis"><text:span text:style-name="T9">ssignment</text:span></text:span><text:span text:style-name="Strong_20_Emphasis">:</text:span></text:p>
        <text:list xml:id="list430930297" text:style-name="L1">
          <text:list-item>
            <text:p text:style-name="P11">In a one-page+ paper (in both English and Spanish) compare and contrast Kuhn's concept of normal science, and the public's perception of linear science and engineering, with wicked problems. The standard format applies.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0T15:03:56.146770183</dc:date>
    <meta:editing-duration>PT1H16M35S</meta:editing-duration>
    <meta:editing-cycles>17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277" meta:character-count="2231" meta:non-whitespace-character-count="1987"/>
  </office:meta>
</office:document-meta>
</file>